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How To</text:span></text:p>
            <text:p text:style-name="P1"><text:span text:style-name="T1">Structure</text:span></text:p>
            <text:p text:style-name="P1"><text:span text:style-name="T1">Programs</text:span></text:p>
            <text:p text:style-name="P1"><text:span text:style-name="T1">In 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5-06-20T17:05:54.991323032</meta:creation-date>
    <dc:date>2015-06-20T17:09:18.439003080</dc:date>
    <dc:creator>Brian Hurt</dc:creator>
    <meta:editing-duration>P0D</meta:editing-duration>
    <meta:editing-cycles>1</meta:editing-cycles>
    <meta:generator>LibreOffice/4.2.8.2$Linux_X86_64 LibreOffice_project/420m0$Build-2</meta:generator>
    <meta:document-statistic meta:object-count="24"/>
  </office:meta>
</office:document-meta>
</file>